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6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CASING VARRO PRIME VANQS Black Free 3 Fan</text:p>
          </table:table-cell>
          <table:table-cell office:value-type="float" office:value="261000" calcext:value-type="float">
            <text:p>26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4])" office:value-type="float" office:value="10495980" calcext:value-type="float">
            <text:p>10,495,9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25980" calcext:value-type="float">
            <text:p>8,025,98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0])" office:value-type="float" office:value="22131960" calcext:value-type="float">
            <text:p>22,131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4])-[.D65]" office:value-type="float" office:value="3610000" calcext:value-type="float">
            <text:p>3,610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1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4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4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6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 table:number-rows-repeated="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1:.D111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1:.D105])-[.D100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6:.D117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6:.D111])-[.D102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9T04:16:01.052564862</dc:date>
    <meta:editing-duration>P26DT22H41M45S</meta:editing-duration>
    <meta:editing-cycles>1085</meta:editing-cycles>
    <meta:generator>LibreOffice/25.2.3.2$Linux_X86_64 LibreOffice_project/bbb074479178df812d175f709636b368952c2ce3</meta:generator>
    <meta:document-statistic meta:table-count="18" meta:cell-count="1453" meta:object-count="0"/>
  </office:meta>
</office:document-meta>
</file>